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able_20_Contents">
      <style:text-properties officeooo:paragraph-rsid="000c34b0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Standard">
      <style:paragraph-properties fo:text-align="justify" style:justify-single-word="false"/>
      <style:text-properties fo:color="#000000" fo:font-weight="normal" officeooo:rsid="0011c2f3" officeooo:paragraph-rsid="0011c2f3" style:font-weight-asian="normal" style:font-weight-complex="normal"/>
    </style:style>
    <style:style style:name="T1" style:family="text">
      <style:text-properties officeooo:rsid="000c34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penPKW is an open source project released under the Affero General Public License version 3, openPKW and files herein are licensed under <text:s/>the text of which can be found in GNU-AGPL-3.0, or any later version of the AGPL, unless otherwise noted Attribution information for openPKW is contained in the AUTHORS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ł Malujda</meta:initial-creator>
    <meta:creation-date>2014-12-14T04:51:50.591161756</meta:creation-date>
    <dc:date>2015-03-14T15:47:17.915194788</dc:date>
    <dc:creator>Rafał Malujda</dc:creator>
    <meta:editing-duration>PT10M22S</meta:editing-duration>
    <meta:editing-cycles>8</meta:editing-cycles>
    <meta:generator>LibreOffice/4.3.1.2$Linux_X86_64 LibreOffice_project/430m0$Build-2</meta:generator>
    <meta:document-statistic meta:table-count="0" meta:image-count="0" meta:object-count="0" meta:page-count="1" meta:paragraph-count="1" meta:word-count="51" meta:character-count="312" meta:non-whitespace-character-count="261"/>
  </office:meta>
</office:document-meta>
</file>